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5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6" style:parent-style-name="Paragraphedeliste" style:family="paragraph"/>
    <style:style style:name="P7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8" style:parent-style-name="Paragraphedeliste" style:family="paragraph"/>
    <style:style style:name="P9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Paragraphedeliste" style:family="paragraph"/>
    <style:style style:name="P11" style:parent-style-name="Paragraphedeliste" style:family="paragraph"/>
  </office:automatic-styles>
  <office:body>
    <office:text text:use-soft-page-breaks="true">
      <text:h text:style-name="P1" text:outline-level="1">Compte rendu : TP MySql<text:s/>(Visual Studio 2019)</text:h>
      <text:h text:style-name="Titre2" text:outline-level="2"/>
      <text:h text:style-name="P5" text:outline-level="2">Ce qui fonctionne :</text:h>
      <text:list text:style-name="LFO1" text:continue-numbering="true">
        <text:list-item>
          <text:p text:style-name="P6">Tout ce qui a été demandé. L’interface a été reproduite à l’identique des captures d’écrans du TP et les affichages se déroulent soit via une ListBox, soit via des MessageBox</text:p>
        </text:list-item>
      </text:list>
      <text:h text:style-name="P7" text:outline-level="2">Ce qui ne<text:s/>fonctionne pas :</text:h>
      <text:list text:style-name="LFO1" text:continue-numbering="true">
        <text:list-item>
          <text:p text:style-name="P8">Rien</text:p>
        </text:list-item>
      </text:list>
      <text:h text:style-name="P9" text:outline-level="2">Améliorations :<text:s/></text:h>
      <text:list text:style-name="LFO1" text:continue-numbering="true">
        <text:list-item>
          <text:p text:style-name="P10">Utilisation de ExecuteScalar() lors de requêtes renvoyant un entier (COUNT(*) par exemple) casté en Int32 avec l’aide de la classse Convert.</text:p>
        </text:list-item>
        <text:list-item>
          <text:p text:style-name="P11">J’aurais pu utiliser ExecuteScalar() sur d’autres types de requêt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>
        <style:tab-stops>
          <style:tab-stop style:type="center" style:position="3.15in"/>
        </style:tab-stops>
      </style:paragraph-properties>
      <style:text-properties fo:language="en" fo:country="US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fo:text-transform="uppercase" fo:color="#4472C4"/>
    </style:style>
  </office:automatic-styles>
  <office:master-styles>
    <style:master-page style:name="MP0" style:page-layout-name="PL0">
      <style:header>
        <text:p text:style-name="P2">SIO2D<text:tab/>SLAM-3 TP MySql LEBRET Thomas</text:p>
      </style:header>
      <style:footer>
        <text:p text:style-name="P3"><text:span text:style-name="T4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LEBRET</meta:initial-creator>
    <dc:creator>Thomas LEBRET</dc:creator>
    <meta:creation-date>2020-11-16T07:25:00Z</meta:creation-date>
    <dc:date>2020-11-16T07:34:00Z</dc:date>
    <meta:template xlink:href="Normal.dotm" xlink:type="simple"/>
    <meta:editing-cycles>7</meta:editing-cycles>
    <meta:editing-duration>PT480S</meta:editing-duration>
    <meta:document-statistic meta:page-count="1" meta:paragraph-count="1" meta:word-count="76" meta:character-count="499" meta:row-count="3" meta:non-whitespace-character-count="424"/>
  </office:meta>
</office:document-meta>
</file>